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t 19, 2010, 2:30-400</text:p>
      <text:p text:style-name="P1"/>
      <text:p text:style-name="P1">E2 – 1310**</text:p>
      <text:p text:style-name="P1">DWE – 1515</text:p>
      <text:p text:style-name="P1">DWE – 3517</text:p>
      <text:p text:style-name="P1">DWE – 3522A</text:p>
      <text:p text:style-name="P1"/>
      <text:p text:style-name="P5">Review:</text:p>
      <text:p text:style-name="P1">voltage, current, charge</text:p>
      <text:p text:style-name="P1">polarity marks, direction</text:p>
      <text:p text:style-name="P1"/>
      <text:p text:style-name="P1"><draw:frame draw:style-name="fr1" draw:name="Object1" text:anchor-type="as-char" svg:width="0.478in" svg:height="0.3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Power </text:p>
      <text:p text:style-name="P1"><draw:frame draw:style-name="fr1" draw:name="Object2" text:anchor-type="as-char" svg:width="0.4575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(result is absorbed if current is going into positive)</text:p>
      <text:p text:style-name="P1"/>
      <text:p text:style-name="P1"/>
      <text:p text:style-name="P1">/k[cv]l/ c =&gt; sum of currents into a node = 0</text:p>
      <text:p text:style-name="P1"><text:s text:c="13"/>v =&gt; sum of voltages in a loop = 0</text:p>
      <text:p text:style-name="P1"/>
      <text:p text:style-name="P1"/>
      <text:p text:style-name="P1">resistors &amp; ohm's law</text:p>
      <text:p text:style-name="P1"><draw:frame draw:style-name="fr1" draw:name="Object3" text:anchor-type="as-char" svg:width="1.0134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resistors in series may be combined</text:p>
      <text:p text:style-name="P1"><draw:frame draw:style-name="fr1" draw:name="Object4" text:anchor-type="as-char" svg:width="0.8535in" svg:height="0.31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text:s text:c="14"/>in parallel: <draw:frame draw:style-name="fr1" draw:name="Object5" text:anchor-type="as-char" svg:width="0.9252in" svg:height="0.4181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shorts and open circuits</text:p>
      <text:p text:style-name="P1"/>
      <text:p text:style-name="P1"/>
      <text:p text:style-name="P1">voltage &amp; current division</text:p>
      <text:p text:style-name="P1"><draw:frame draw:style-name="fr1" draw:name="Object6" text:anchor-type="as-char" svg:width="1.3827in" svg:height="0.548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 <draw:frame draw:style-name="fr1" draw:name="Object7" text:anchor-type="as-char" svg:width="0.8634in" svg:height="0.5484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Nodal analysis</text:p>
      <text:list xml:id="list1241400107" text:style-name="L2">
        <text:list-item>
          <text:p text:style-name="P4">pick ground</text:p>
        </text:list-item>
      </text:list>
      <text:list xml:id="list668543925" text:style-name="L1">
        <text:list-item>
          <text:p text:style-name="P3">identify nodes</text:p>
        </text:list-item>
        <text:list-item>
          <text:p text:style-name="P3">label that shit like you stole that shit</text:p>
        </text:list-item>
        <text:list-item>
          <text:p text:style-name="P3">write kcl at nodes with no V-sources connected</text:p>
        </text:list-item>
        <text:list-item>
          <text:p text:style-name="P3">if V-source at node with other end at ground, then node voltage = v-source</text:p>
        </text:list-item>
        <text:list-item>
          <text:p text:style-name="P3">if v source between 2 non-ref nodes, use supernode + sour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5T12:27:26</meta:creation-date>
    <dc:date>2010-10-15T13:12:20</dc:date>
    <dc:creator>Sandy Maguire</dc:creator>
    <meta:editing-duration>PT01H07M17S</meta:editing-duration>
    <meta:editing-cycles>17</meta:editing-cycles>
    <meta:generator>OpenOffice.org/3.2$Unix OpenOffice.org_project/320m19$Build-9505</meta:generator>
    <meta:document-statistic meta:table-count="0" meta:image-count="0" meta:object-count="7" meta:page-count="1" meta:paragraph-count="27" meta:word-count="127" meta:character-count="678"/>
  </office:meta>
</office:document-meta>
</file>

<file path=Object 1/content.xml><?xml version="1.0" encoding="utf-8"?>
<math xmlns="http://www.w3.org/1998/Math/MathML">
  <semantics>
    <mrow>
      <mi>i</mi>
      <mi mathvariant="normal">=</mi>
      <mfrac>
        <mi mathvariant="italic">dv</mi>
        <mi mathvariant="italic">dt</mi>
      </mfrac>
    </mrow>
    <annotation encoding="StarMath 5.0">i = dv over dt</annotation>
  </semantics>
</math>
</file>

<file path=Object 2/content.xml><?xml version="1.0" encoding="utf-8"?>
<math xmlns="http://www.w3.org/1998/Math/MathML">
  <semantics>
    <mrow>
      <mi>p</mi>
      <mi mathvariant="normal">=</mi>
      <mi mathvariant="italic">vi</mi>
    </mrow>
    <annotation encoding="StarMath 5.0">p = vi</annotation>
  </semantics>
</math>
</file>

<file path=Object 3/content.xml><?xml version="1.0" encoding="utf-8"?>
<math xmlns="http://www.w3.org/1998/Math/MathML">
  <semantics>
    <mrow>
      <mrow>
        <mi>v</mi>
        <mi mathvariant="normal">=</mi>
        <mi mathvariant="italic">ir</mi>
      </mrow>
      <mi/>
      <mrow>
        <mi>G</mi>
        <mi mathvariant="normal">=</mi>
        <mfrac>
          <mn>1</mn>
          <mi>R</mi>
        </mfrac>
      </mrow>
    </mrow>
    <annotation encoding="StarMath 5.0">v = ir ~ ~ G=1 over R</annotation>
  </semantics>
</math>
</file>

<file path=Object 4/content.xml><?xml version="1.0" encoding="utf-8"?>
<math xmlns="http://www.w3.org/1998/Math/MathML">
  <semantics>
    <mrow>
      <msub>
        <mi>R</mi>
        <mi mathvariant="italic">eq</mi>
      </msub>
      <mi mathvariant="normal">=</mi>
      <mrow>
        <msubsup>
          <mi mathvariant="normal">∑</mi>
          <mi>i</mi>
          <mi>n</mi>
        </msubsup>
        <msub>
          <mi>R</mi>
          <mi>i</mi>
        </msub>
      </mrow>
    </mrow>
    <annotation encoding="StarMath 5.0">R_{eq} = sum_i^n R_i</annotation>
  </semantics>
</math>
</file>

<file path=Object 5/content.xml><?xml version="1.0" encoding="utf-8"?>
<math xmlns="http://www.w3.org/1998/Math/MathML">
  <semantics>
    <mrow>
      <mfrac>
        <mn>1</mn>
        <msub>
          <mi>R</mi>
          <mi mathvariant="italic">eq</mi>
        </msub>
      </mfrac>
      <mi mathvariant="normal">=</mi>
      <mrow>
        <msubsup>
          <mi mathvariant="normal">∑</mi>
          <mi>i</mi>
          <mi>n</mi>
        </msubsup>
        <mfrac>
          <mn>1</mn>
          <msub>
            <mi>R</mi>
            <mi>i</mi>
          </msub>
        </mfrac>
      </mrow>
    </mrow>
    <annotation encoding="StarMath 5.0">1 over R_{eq} = sum_i^n {1 over R_i}</annotation>
  </semantics>
</math>
</file>

<file path=Object 6/content.xml><?xml version="1.0" encoding="utf-8"?>
<math xmlns="http://www.w3.org/1998/Math/MathML">
  <semantics>
    <mrow>
      <mrow>
        <msub>
          <mi>v</mi>
          <mi>j</mi>
        </msub>
        <mi mathvariant="normal">=</mi>
        <mfrac>
          <msub>
            <mi>R</mi>
            <mi>j</mi>
          </msub>
          <mrow>
            <mo stretchy="false">(</mo>
            <mrow>
              <msub>
                <mi>R</mi>
                <mi mathvariant="italic">eq</mi>
              </msub>
              <mi mathvariant="normal">=</mi>
              <mrow>
                <msubsup>
                  <mi mathvariant="normal">∑</mi>
                  <mi>i</mi>
                  <mi>n</mi>
                </msubsup>
                <msub>
                  <mi>R</mi>
                  <mi>i</mi>
                </msub>
              </mrow>
            </mrow>
            <mo stretchy="false">)</mo>
          </mrow>
        </mfrac>
      </mrow>
      <mi>v</mi>
    </mrow>
    <annotation encoding="StarMath 5.0">v_j = { R_j over (R_{eq} = {sum_i^n R_i}) } v</annotation>
  </semantics>
</math>
</file>

<file path=Object 7/content.xml><?xml version="1.0" encoding="utf-8"?>
<math xmlns="http://www.w3.org/1998/Math/MathML">
  <semantics>
    <mrow>
      <mrow>
        <msub>
          <mi>i</mi>
          <mi>j</mi>
        </msub>
        <mi mathvariant="normal">=</mi>
        <mfrac>
          <msub>
            <mi>G</mi>
            <mi>j</mi>
          </msub>
          <mrow>
            <msubsup>
              <mi mathvariant="normal">∑</mi>
              <mi>i</mi>
              <mi>n</mi>
            </msubsup>
            <msub>
              <mi>G</mi>
              <mi>i</mi>
            </msub>
          </mrow>
        </mfrac>
      </mrow>
      <mi>i</mi>
    </mrow>
    <annotation encoding="StarMath 5.0">i_j = { G_j over {sum_i^n G_i} } i</annotation>
  </semantics>
</math>
</file>